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tyle="normal" style:text-underline-style="solid" style:text-underline-width="auto" style:text-underline-color="font-color" officeooo:rsid="001422da" officeooo:paragraph-rsid="001422da" style:font-style-asian="normal" style:font-style-complex="normal"/>
    </style:style>
    <style:style style:name="P2" style:family="paragraph" style:parent-style-name="Standard">
      <style:text-properties fo:font-style="normal" style:text-underline-style="solid" style:text-underline-width="auto" style:text-underline-color="font-color" officeooo:rsid="00153693" officeooo:paragraph-rsid="00153693" style:font-style-asian="normal" style:font-style-complex="normal"/>
    </style:style>
    <style:style style:name="P3" style:family="paragraph" style:parent-style-name="Standard">
      <style:text-properties fo:font-style="normal" style:text-underline-style="none" officeooo:rsid="00153693" officeooo:paragraph-rsid="00153693" style:font-style-asian="normal" style:font-style-complex="normal"/>
    </style:style>
    <style:style style:name="P4" style:family="paragraph" style:parent-style-name="Standard">
      <style:paragraph-properties fo:text-align="start" style:justify-single-word="false"/>
      <style:text-properties fo:font-style="normal" style:text-underline-style="none" officeooo:rsid="001422da" officeooo:paragraph-rsid="00153693" style:font-style-asian="normal" style:font-style-complex="normal"/>
    </style:style>
    <style:style style:name="P5" style:family="paragraph" style:parent-style-name="Standard">
      <style:paragraph-properties fo:text-align="start" style:justify-single-word="false"/>
      <style:text-properties fo:font-style="normal" style:text-underline-style="none" officeooo:rsid="001422da" officeooo:paragraph-rsid="001a4c2c" style:font-style-asian="normal" style:font-style-complex="normal"/>
    </style:style>
    <style:style style:name="P6" style:family="paragraph" style:parent-style-name="Standard">
      <style:paragraph-properties fo:text-align="start" style:justify-single-word="false"/>
      <style:text-properties fo:font-style="normal" style:text-underline-style="none" officeooo:rsid="001422da" officeooo:paragraph-rsid="001eb14d" style:font-style-asian="normal" style:font-style-complex="normal"/>
    </style:style>
    <style:style style:name="P7" style:family="paragraph" style:parent-style-name="Standard">
      <style:paragraph-properties fo:text-align="start" style:justify-single-word="false"/>
      <style:text-properties fo:font-style="normal" style:text-underline-style="none" officeooo:rsid="00153693" officeooo:paragraph-rsid="00153693" style:font-style-asian="normal" style:font-style-complex="normal"/>
    </style:style>
    <style:style style:name="P8" style:family="paragraph" style:parent-style-name="Standard">
      <style:text-properties fo:font-style="normal" style:text-underline-style="none" officeooo:rsid="00153693" officeooo:paragraph-rsid="00153693" style:font-style-asian="normal" style:font-style-complex="normal"/>
    </style:style>
    <style:style style:name="P9" style:family="paragraph" style:parent-style-name="Standard">
      <style:text-properties fo:font-style="normal" style:text-underline-style="none" officeooo:rsid="00179279" officeooo:paragraph-rsid="00179279" style:font-style-asian="normal" style:font-style-complex="normal"/>
    </style:style>
    <style:style style:name="P10" style:family="paragraph" style:parent-style-name="Standard">
      <style:text-properties fo:font-style="normal" style:text-underline-style="none" officeooo:rsid="00186906" officeooo:paragraph-rsid="00186906" style:font-style-asian="normal" style:font-style-complex="normal"/>
    </style:style>
    <style:style style:name="P11" style:family="paragraph" style:parent-style-name="Standard">
      <style:text-properties fo:font-style="normal" style:text-underline-style="none" officeooo:rsid="001a4c2c" officeooo:paragraph-rsid="001a4c2c" style:font-style-asian="normal" style:font-style-complex="normal"/>
    </style:style>
    <style:style style:name="P12" style:family="paragraph" style:parent-style-name="Standard">
      <style:text-properties fo:font-style="normal" style:text-underline-style="none" officeooo:rsid="001a4c2c" officeooo:paragraph-rsid="001eb14d" style:font-style-asian="normal" style:font-style-complex="normal"/>
    </style:style>
    <style:style style:name="P13" style:family="paragraph" style:parent-style-name="Standard">
      <style:paragraph-properties fo:text-align="start" style:justify-single-word="false"/>
      <style:text-properties fo:font-style="normal" style:text-underline-style="none" officeooo:rsid="001bd26b" officeooo:paragraph-rsid="001bd26b" style:font-style-asian="normal" style:font-style-complex="normal"/>
    </style:style>
    <style:style style:name="P14" style:family="paragraph" style:parent-style-name="Standard">
      <style:paragraph-properties fo:text-align="start" style:justify-single-word="false"/>
      <style:text-properties fo:font-style="normal" style:text-underline-style="none" officeooo:rsid="001cde3e" officeooo:paragraph-rsid="001cde3e" style:font-style-asian="normal" style:font-style-complex="normal"/>
    </style:style>
    <style:style style:name="P15" style:family="paragraph" style:parent-style-name="Standard">
      <style:paragraph-properties fo:text-align="start" style:justify-single-word="false"/>
      <style:text-properties fo:font-style="normal" style:text-underline-style="none" officeooo:rsid="001eb14d" officeooo:paragraph-rsid="001eb14d" style:font-style-asian="normal" style:font-style-complex="normal"/>
    </style:style>
    <style:style style:name="P16" style:family="paragraph" style:parent-style-name="Standard">
      <style:text-properties fo:font-style="normal" style:text-underline-style="solid" style:text-underline-width="auto" style:text-underline-color="font-color" officeooo:rsid="00186906" officeooo:paragraph-rsid="00186906" style:font-style-asian="normal" style:font-style-complex="normal"/>
    </style:style>
    <style:style style:name="P17" style:family="paragraph" style:parent-style-name="Standard">
      <style:paragraph-properties fo:text-align="start" style:justify-single-word="false"/>
      <style:text-properties fo:font-style="normal" style:text-underline-style="solid" style:text-underline-width="auto" style:text-underline-color="font-color" officeooo:rsid="00186906" officeooo:paragraph-rsid="001eb14d" style:font-style-asian="normal" style:font-style-complex="normal"/>
    </style:style>
    <style:style style:name="P18" style:family="paragraph" style:parent-style-name="Standard">
      <style:text-properties fo:font-style="normal" style:text-underline-style="solid" style:text-underline-width="auto" style:text-underline-color="font-color" officeooo:rsid="001422da" officeooo:paragraph-rsid="001a4c2c" style:font-style-asian="normal" style:font-style-complex="normal"/>
    </style:style>
    <style:style style:name="P19" style:family="paragraph" style:parent-style-name="Standard">
      <style:text-properties fo:font-style="normal" style:text-underline-style="solid" style:text-underline-width="auto" style:text-underline-color="font-color" officeooo:rsid="001422da" officeooo:paragraph-rsid="001eb14d" style:font-style-asian="normal" style:font-style-complex="normal"/>
    </style:style>
    <style:style style:name="P20" style:family="paragraph" style:parent-style-name="Standard">
      <style:paragraph-properties fo:text-align="start" style:justify-single-word="false"/>
      <style:text-properties fo:font-style="normal" style:text-underline-style="solid" style:text-underline-width="auto" style:text-underline-color="font-color" officeooo:rsid="001bd26b" officeooo:paragraph-rsid="001bd26b" style:font-style-asian="normal" style:font-style-complex="normal"/>
    </style:style>
    <style:style style:name="P21" style:family="paragraph" style:parent-style-name="Standard">
      <style:paragraph-properties fo:text-align="start" style:justify-single-word="false"/>
      <style:text-properties fo:font-style="normal" style:text-underline-style="solid" style:text-underline-width="auto" style:text-underline-color="font-color" officeooo:rsid="001bd26b" officeooo:paragraph-rsid="001cde3e" style:font-style-asian="normal" style:font-style-complex="normal"/>
    </style:style>
    <style:style style:name="P22" style:family="paragraph" style:parent-style-name="Standard">
      <style:paragraph-properties fo:text-align="start" style:justify-single-word="false"/>
      <style:text-properties fo:font-style="normal" style:text-underline-style="solid" style:text-underline-width="auto" style:text-underline-color="font-color" officeooo:rsid="001bd26b" officeooo:paragraph-rsid="001eb14d" style:font-style-asian="normal" style:font-style-complex="normal"/>
    </style:style>
    <style:style style:name="T1" style:family="text">
      <style:text-properties fo:font-weight="bold" style:font-weight-asian="bold" style:font-weight-complex="bold"/>
    </style:style>
    <style:style style:name="T2" style:family="text">
      <style:text-properties fo:font-weight="bold" officeooo:rsid="001a4c2c" style:font-weight-asian="bold" style:font-weight-complex="bold"/>
    </style:style>
    <style:style style:name="T3" style:family="text">
      <style:text-properties fo:font-weight="bold" officeooo:rsid="001eb14d" style:font-weight-asian="bold" style:font-weight-complex="bold"/>
    </style:style>
    <style:style style:name="T4" style:family="text">
      <style:text-properties officeooo:rsid="0015a3de"/>
    </style:style>
    <style:style style:name="T5" style:family="text">
      <style:text-properties officeooo:rsid="0016b251"/>
    </style:style>
    <style:style style:name="T6" style:family="text">
      <style:text-properties officeooo:rsid="00179279"/>
    </style:style>
    <style:style style:name="T7" style:family="text">
      <style:text-properties officeooo:rsid="001bd26b"/>
    </style:style>
    <style:style style:name="T8" style:family="text">
      <style:text-properties officeooo:rsid="001cde3e"/>
    </style:style>
    <style:style style:name="T9" style:family="text">
      <style:text-properties officeooo:rsid="001d18ec"/>
    </style:style>
    <style:style style:name="T10" style:family="text">
      <style:text-properties officeooo:rsid="001eb14d"/>
    </style:style>
    <style:style style:name="T11" style:family="text">
      <style:text-properties style:text-underline-style="solid" style:text-underline-width="auto" style:text-underline-color="font-color"/>
    </style:style>
    <style:style style:name="T12" style:family="text">
      <style:text-properties style:text-underline-style="solid" style:text-underline-width="auto" style:text-underline-color="font-color" officeooo:rsid="001bd26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Ονοματεπώνυμο: Εμμανουήλ-Ευδόξιος Αναστασάκης</text:p>
      <text:p text:style-name="Standard">ΑΜ: 1115201700283</text:p>
      <text:p text:style-name="Standard">UserId: sdi1700283</text:p>
      <text:p text:style-name="Standard"/>
      <text:p text:style-name="Standard"/>
      <text:p text:style-name="P1"><text:span text:style-name="T1">DeepCopy.c</text:span>:</text:p>
      <text:p text:style-name="P4">Σε αυτό το αρχείο έχουμε τις συναρτήσεις που χρειαζόμαστε για να κάνουμε το cp -r και μια συνάρτηση που αναγνωρίζει τι πέριπτωση έχουμε.</text:p>
      <text:p text:style-name="P7"/>
      <text:p text:style-name="P2">int Identifier(char * src, char * dst):</text:p>
      <text:p text:style-name="P3">Η συνάρτηση αυτή αναγνωρίζει αν έχουμε αντιγραφή των αρχείων απο την αρχή ή αν υπάρχει ήδη το αντίγραφο και πρέπει να κάνουμε ανανέωση των αρχείων.</text:p>
      <text:p text:style-name="P3"/>
      <text:p text:style-name="P2">int DeepCopy(char * src, char * dst, int * copied, int * bytes):</text:p>
      <text:p text:style-name="P3">Η συνάρτηση αυτή κάνει την αντιγραφή των αρχείων απο την αρχή. <text:span text:style-name="T4">Μπαίνει σε μια loop όπου διατρέχει το directory src. Αν κάποιο αρχείο δεν είναι <text:s/>το “..” ή το “.”, parent και self, τότε προχωράει στην ανανέωση του source και του destination path, χρησιμοποιώντας την FrontTrack στο PathFunctions.c, και μετά πάει στην αναγνώρισει του τύπου αρχείου, FileType στο PathFunctions.c. Αν το path δείχνει σε directory, το δημιούργει </text:span><text:span text:style-name="T5">το directory </text:span><text:span text:style-name="T4">στο destination και κάλει την DeepCopy </text:span><text:span text:style-name="T5">για το directory, έτσι ώστε να γίνει αντιγραφή του εσωτερικού του. Εάν το path δείχνει σε file, δημιουργεί το file και καλεί την Copy, συνάρτηση που υλοποιείται στο PathFunctions.c, για να το αντιγράψει. Αν το path δείχν</text:span><text:span text:style-name="T6">ε</text:span><text:span text:style-name="T5">ι σε symbolic link, τότε παίρνει το </text:span><text:span text:style-name="T6">αρχείο στο οποίο δείχνει, μέσω της readlink, και δημιουργεί ένα καινούργιο symbolic link πάνω στο ίδιο αρχείο, μέσω της symlink. Αν το path δείχνει σε hard link, τότε δημιουργεί ένα καινούργιο hard link, με την link.</text:span></text:p>
      <text:p text:style-name="P9">Κάθε φορά που κάποιο αρχείο αντιγράφετε, χρησιμοποιούμε την getSize η οποία επιστρέφει τον αριθμό απο byte που αντιγράψαμε και το βάζουμε στο bytes. Έτσι, στο τέλος η Identifier παίρνει τον αριθμό απο bytes που αντιγράφτηκαν.</text:p>
      <text:p text:style-name="P9"/>
      <text:p text:style-name="P16">int Copy(int src_fd, int dst_fd):</text:p>
      <text:p text:style-name="P10">Η συνάρτηση αυτή παίρνει 2 file descriptor, ενα για το source και ενα για το path, και χρησιμοποιώντας τις συναρτήσεις read και write, διαβάζει το source file και γράφει τα περιεχόμενα του στο destination file. </text:p>
      <text:p text:style-name="P11"/>
      <text:p text:style-name="P11"/>
      <text:p text:style-name="P11"/>
      <text:p text:style-name="P18"><text:span text:style-name="T2">FileEqual.</text:span><text:span text:style-name="T1">c</text:span>:</text:p>
      <text:p text:style-name="P5">Σε αυτό το αρχείο έχουμε τις συναρτήσεις που χρειαζόμαστε για να <text:span text:style-name="T7">αντιγράψουμε τα αρχεία που έχουν μετατραπεί και για να κάνουμε την διαγραφή.</text:span></text:p>
      <text:p text:style-name="P5"/>
      <text:p text:style-name="P20">int UpdateFiles(char * src, char * dst, int * copied, int * bytes):</text:p>
      <text:p text:style-name="P13">Αυτή η συνάρτηση χρησιμοποιεί την ίδια λογική με την DeepCopy, στο DeepCopy.c. Δηλαδή, διατρέχει το directory src και αν το αρχείο που ελέγχουμε δεν είναι το parent ή το self, “..” και “.” αντίστοιχα, τότε συνεχίζει. Η μόνη βασική διαφορά που έχουν οι δυο αυτές συναρτήσεις είναι ότι, ενώ η DeepCopy κάνει αμέσως την αντιγραφή των αρχείων, η UpdateFiles ελέγχει αν είναι τα δυο αρχεία, το source και το destination, διαφορετικά. Αυτό το κάνει μέσω δυο συναρτήσεων, βρίσκονται στο PathFunctions.c, οι οποίες ελέγχουν πότε άλλαξαν τα αρχεία και αν είναι το ίδιο μέγεθος. Χρησιμοποιώ δηλαδή, αυτά που μας δώστε στην εκφώνηση. Επίσης, άλλη μια διαφορά που έχουν είναι οτι, αν το αρχείο είναι τύπου directory τότε <text:span text:style-name="T8">ελέγχουμε αν έχει ήδη δημιουργηθεί ή αν είναι τελείως καινούργιο. Αν δεν έχει δημιουργηθεί, το δημιουργούμε στο destination και μετά μπαίνουμε στο DeepCopy γιατί εφόσων το directory δεν έχει δημιουργηθεί μέχρι τώρα, πρέπει να </text:span><text:soft-page-break/><text:span text:style-name="T8">αντιγράψουμε όλα όσα έχει μέσα. Αλλιώς, αν δηλαδή υπάρχει το directory, τότε μπαίνουμε πάλι στην UpdateFiles με το directory. </text:span></text:p>
      <text:p text:style-name="P13"/>
      <text:p text:style-name="P21">int <text:span text:style-name="T8">Delete</text:span>(char * src, char * dst):</text:p>
      <text:p text:style-name="P14">Αυτή η συνάρτηση διαγράφει όσα αρχεία πρέπει να διαγραφούν, δηλαδή υπάρχουν στο destination αλλά όχι στο source. Όπως και οι προηγούμενες συναρτήσεις, έτσι και αυτή χρησιμοποιεί την ίδια λογική για να διατρέξει το directory. Η διαφορά είναι ότι τώρα διατρέχει το destination path, αντί του src. Στην συνέχεια, <text:span text:style-name="T9">αφού βρεί τι τύπου είναι το κάθε αρχείο, ελέγχει αν υπάρχει το αρχείο στο source path, κάνοντας το open. Αν ο file descriptor που επιστρέψει η open είναι -1 έχουμε οτι το αρχείο δεν υπάρχει στο source και συνεχίζουμε στη διαγραφή του. Αν το αρχείο είναι directory, καλούμε ξανά την Delete με το directory αυτό και έτσι διαγράφει όλα τα αρχεία που έχει μέσα και στην συνέχεια κάνουμε remove το directory. Αν το αρχείο είναι είτε τύπου file είτε hard link, το διαγράφουμε αμέσως με μια remove, αν όμως είναι symbolic link τότε κάνουμε μια unlink. </text:span></text:p>
      <text:p text:style-name="P12"/>
      <text:p text:style-name="P12"/>
      <text:p text:style-name="P12"/>
      <text:p text:style-name="P19"><text:span text:style-name="T3">PathFunctions</text:span><text:span text:style-name="T2">.</text:span><text:span text:style-name="T1">c</text:span>:</text:p>
      <text:p text:style-name="P6">Σε αυτό το αρχείο έχουμε <text:span text:style-name="T10">κάποιες </text:span>συναρτήσεις <text:span text:style-name="T10">που μας βοηθάνε στην διαχείριση των path</text:span><text:span text:style-name="T7">.</text:span></text:p>
      <text:p text:style-name="P6"/>
      <text:p text:style-name="P17">int <text:span text:style-name="T10">EqualSize</text:span>(int src_fd, int dst_fd):</text:p>
      <text:p text:style-name="P15">Αυτή η συνάρτηση χρησιμοποιεί την stat για να πάρει πληροφορίες για τα αρχεία και στο τέλος ελέγχει το μέγεθος τους. Αν είναι ίσα επιστρέφει 1 αλλιώς, επιστρέφει 0.</text:p>
      <text:p text:style-name="P15"/>
      <text:p text:style-name="P17">int <text:span text:style-name="T10">EqualSize</text:span>(int src_fd, int dst_fd):</text:p>
      <text:p text:style-name="P15">Αυτή η συνάρτηση χρησιμοποιεί την stat για να πάρει πληροφορίες για τα αρχεία και στο τέλος ελέγχει την ημερομηνία μετατροπή τους. Αν είναι ίσα επιστρέφει 1 αλλιώς, αν το source file έχει μετατραπεί μετά το destination file, επιστρέφει 0.</text:p>
      <text:p text:style-name="P15"/>
      <text:p text:style-name="P22"><text:span text:style-name="T10">char *</text:span> <text:span text:style-name="T10">BackTrack</text:span>(char * src):</text:p>
      <text:p text:style-name="P15">Αυτή η συνάρτηση πάει ένα βήμα πίσω το path που του δίνουμε. </text:p>
      <text:p text:style-name="P15"/>
      <text:p text:style-name="P22"><text:span text:style-name="T10">char *</text:span> <text:span text:style-name="T10">FrontTrack</text:span>(char * src, <text:span text:style-name="T10">char * Next</text:span>):</text:p>
      <text:p text:style-name="P15">Αυτή η συνάρτηση πάει το path που του δίνουμε στο Next. </text:p>
      <text:p text:style-name="P15"/>
      <text:p text:style-name="P22"><text:span text:style-name="T10">int FileType</text:span>(char * src):</text:p>
      <text:p text:style-name="P15">Αυτή η συνάρτηση παίρνει ένα αρχείο και μέσω της stat ελέγχει τι τύπος αρχείου είναι. Χρησιμοποιώ την lstat για να μπορεί να διαχειρίζεται σωστά τα links. Χρησιμοποιώ την λογική που μας δίνατε απο τις διαφάνειες. Αν το αρχείο είναι symbolic link και δεν έχει δοθεί το link flag τότε το πρόγραμμα το βλέπει σαν file και επιστρέφει 1, αντί για 2 που αντιστοιχεί σε symbolic link. Το hard link για να το ξεχωρίσουμε απο το file χρησιμοποιούμε τον αριθμό απο hard links που μας δίνει η stat. Αν είναι μεγαλύτερο του 1 τότε το αρχείο είναι hard link και επιστρέφει 3 αν το link flag έχει δοθεί, αλλιώς επιστρέφει 1 και για το directory επιστρέφουμε 0.</text:p>
      <text:p text:style-name="P15"/>
      <text:p text:style-name="P15"><text:span text:style-name="T11">int getSize</text:span><text:span text:style-name="T12">(char * </text:span><text:span text:style-name="T11">dst</text:span><text:span text:style-name="T12">):</text:span> </text:p>
      <text:p text:style-name="P15">Αυτή η συνάρτηση χρησιμοποιεί την stat για να πάρει το μέγεθος του αρχείου και το επιστρέφει.</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1-21T20:36:13.159778518</meta:creation-date>
    <dc:date>2021-01-22T12:34:04.512785247</dc:date>
    <meta:editing-duration>PT40M59S</meta:editing-duration>
    <meta:editing-cycles>4</meta:editing-cycles>
    <meta:generator>LibreOffice/6.4.6.2$Linux_X86_64 LibreOffice_project/40$Build-2</meta:generator>
    <meta:document-statistic meta:table-count="0" meta:image-count="0" meta:object-count="0" meta:page-count="2" meta:paragraph-count="32" meta:word-count="930" meta:character-count="5624" meta:non-whitespace-character-count="4719"/>
  </office:meta>
</office:document-meta>
</file>